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Sediment transport from the Greenland ice sheet shapes the morphology of coastlines and grounding zones, records paleo-ice sheet activity in marine sediment cores, and plays a key role in biogeochemical cycling in the North Atlantic. In this Article, we combine observations of in situ IRD with a numerical model of sediment entrainment and transport, showing that IRD provides the missing closure for Greenland’s overall sediment budget. However, our approach is limited by a lack of available data to constrain processes acting beneath ice sheets and glaciers. While we have gathered the most widespread dataset of debris-rich icebergs to date, we do only have data from three major fjord systems from central and southern Greenland. The largest catchment in our dataset is that of the Daugaard-Jensen Gletsjer, but its ice yield still does not rival that of Greenland’s most efficient outlets. We also have no observations from northern Greenland, and very few from catchments where the majority of the bed is frozen. Furthermore, we do not have any external constraints on erosion or IRD fluxes to validate our forward model. While the components of this model are well supported by theory and experiments in controlled settings, the subglacial environment is a complex, natural system. Other physical processes that modify pressure, basal slip, and sediment availability may exert a strong control on sediment entrainment and IRD export, despite the fact that we have neglected those processes here. We have parameterized each component of our model using the best available <text:s text:c="1"/>estimates from recent literature, focusing on parameter values that are most likely to represent the majority of the ice sheet. However, modeling the formation of basal ice layers remains an open problem in glacial physics, and we expect that future work will undoubtedly refine and rework the process models that we use here.</text:p>
      <text:p text:style-name="Normal"/>
      <text:p text:style-name="Normal">Despite these limitations, our model offers important new insights into Greenland’s integrated, source-to-sink sediment transport. In glacial geomorphology, we often assume that accumulation rates at the system’s sink, such as a fjord, correspond to erosion rates in the catchment. This assumption holds if the system is limited by supply - that is, if the glacier has the capacity to transport all available sediment. While we do not model the fluvial component of the system, our results show that basal sediment entrainment is much less efficient than erosion at the catchment scale. As such, our results are likely to hold up even if we were to add fluvial entrainment, since there is substantial sediment supply for both transport mechanisms. Given that fluvial transport is necessarily limited in area to the proportion of the catchment with active meltwater conduits, we expect that the system is overall transport-limited. As such, measurements of accumulation at the system’s sink are not necessarily equal to the total erosion in the upstream catchment.</text:p>
      <text:p text:style-name="Normal"/>
      <text:p text:style-name="Normal">Unlike previous approaches, our model is able to resolve vertical variations in sediment entrainment. With the exception of toppled icebergs, basal ice layers melt out from the bottom-up once exposed to fjord waters. Vertical gradients in sediment concentration will thus lead to horizontal gradients in sediment rain-out, with the greatest deposition rates occurring in the grounding zone. This has important implications for long-term projections of tidewater glacier stability: sediment deposition within the grounding zone inhibits calving, slowing the rate at which glaciers retreat. Frozen fringe is uniquely suited to contribute to shoal formation, given its high sediment concentrations, relatively low thickness, and proximity to the ice-bed interface. In our model, sediment fluxes from the frozen fringe are often on the order of megatonnes per year. Conservatively, one Mt a$^{-1}$ of sediment distributed over a grounding zone area of 10 km$^2$ would create specific deposition rates of approximately 5 cm a$^{-1}$, or 0.5 meters per decade. This is an order of magnitude greater than present-day rates of sea level rise, indicating that basal sediment transport may play a key role in shoal formation and the stability of tidewater glacier margins on short time scales of decades to centuries.</text:p>
      <text:p text:style-name="Normal"/>
      <text:p text:style-name="Normal">Understanding how glacial sediment transport responds to climate change is an important step towards interpreting paleoclimate archives and forecasting future changes to high-latitude systems. In this Article, we identify a significant relationship between a catchment’s ice yield (ice flux per unit area) and IRD yield (sediment flux per unit area). Ice yield generally increases with increased mass loss from calving, as catchment area is much less sensitive to climate forcing. We are observing increased mass loss from Greenland’s tidewater glaciers as ocean warming contributes to enhanced rates of iceberg calving, increasing the ice sheet’s overall ice yield. Based on our findings here, sediment yield should increase alongside ice yield, as long as sediment supply keeps pace with transport processes. On glacial-interglacial time scales, changes in ice sheet configuration could reduce the number of marine terminating outlets, which would force more basal sediment deposits on land. <text:s text:c="1"/>As long as outlet glaciers remain connected to the coastal ocean, however, IRD export will increase under a warming climate. The magnitude and duration of this response remains an open question, with important implications for fjord and grounding zone morphology, biogeochemical cycles, and interpretations of IRD in the paleo-record.</text:p>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